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/>
      <text:p>Thomas Hof</text:p>
      <text:p>Web Developer | Self-Taught Programmer</text:p>
      <text:p>📍 https://bytom.dev</text:p>
      <text:p>📧 thomas.hof1984@gmail.com | 📞 +49 1522 8958094 | GitHub: https://github.com/floatingbug</text:p>
      <text:p/>
      <text:p>Profile</text:p>
      <text:p>Passionate self-taught web developer with expertise in backend and frontend technologies.</text:p>
      <text:p>Experienced in building modern web applications using JavaScript frameworks and backend technologies.</text:p>
      <text:p>Skilled in networking, server management, and deployment with Docker and Nginx.</text:p>
      <text:p>Always eager to learn, solve problems, and tackle new challenges.</text:p>
      <text:p/>
      <text:p>Skills &amp; Technologies</text:p>
      <text:p>- Frontend: Vue.js, JavaScript, HTML, CSS</text:p>
      <text:p>- Backend: Node.js, Express.js, MongoDB</text:p>
      <text:p>- DevOps &amp; Networking: Docker, Nginx, Git, Network Protocols</text:p>
      <text:p>- Other: REST APIs, Web Security, Linux Server Management</text:p>
      <text:p/>
      <text:p>Projects &amp; Portfolio</text:p>
      <text:p>🌐 Portfolio: https://bytom.dev</text:p>
      <text:p>🐙 GitHub: https://github.com/floatingbug</text:p>
      <text:p/>
      <text:p>- myMovielist – myMovielist is a web application where users can register, log in, create movie lists, view public lists from other users, rate movies, and more. Built with Vue.js, Node.js, Express.js, and MongoDB.</text:p>
      <text:p/>
      <text:p>Languages</text:p>
      <text:p>- German – Native</text:p>
      <text:p>- English – Intermediate/Advanced</text:p>
      <text:p/>
      <text:p>Work Availability (Optional)</text:p>
      <text:p>✔️ Available for freelance and contract projects</text:p>
      <text:p>✔️ Open to remote opportunities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